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1317" officeooo:paragraph-rsid="000113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genbild: Icomon, CC 3.0 BY</text:p>
      <text:p text:style-name="P1">Schwert: Freepick, Flaticon Basic Licen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5:57:53.472527330</meta:creation-date>
    <dc:date>2016-10-15T16:00:43.629825463</dc:date>
    <meta:editing-duration>PT2M50S</meta:editing-duration>
    <meta:editing-cycles>1</meta:editing-cycles>
    <meta:document-statistic meta:table-count="0" meta:image-count="0" meta:object-count="0" meta:page-count="1" meta:paragraph-count="2" meta:word-count="10" meta:character-count="69" meta:non-whitespace-character-count="61"/>
    <meta:generator>LibreOffice/5.1.4.2$Linux_X86_64 LibreOffice_project/10m0$Build-2</meta:generator>
  </office:meta>
</office:document-meta>
</file>